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Century Gothic" fo:font-size="12pt" style:font-size-asian="12pt" style:font-size-complex="12pt"/>
    </style:style>
    <style:style style:name="P3" style:family="paragraph" style:parent-style-name="Standard">
      <style:paragraph-properties>
        <style:tab-stops/>
      </style:paragraph-properties>
      <style:text-properties style:font-name="Century Gothic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style:font-name="Century Gothic" fo:font-weight="bold" style:font-weight-asian="bold" style:font-weight-complex="bold"/>
    </style:style>
    <style:style style:name="P5" style:family="paragraph" style:parent-style-name="Standard">
      <style:paragraph-properties>
        <style:tab-stops/>
      </style:paragraph-properties>
      <style:text-properties style:font-name="Verdana" fo:font-weight="bold" style:font-weight-asian="bold" style:font-weight-complex="bold"/>
    </style:style>
    <style:style style:name="T1" style:family="text">
      <style:text-properties style:font-name="Andale Mono"/>
    </style:style>
    <style:style style:name="T2" style:family="text">
      <style:text-properties style:font-name="Andale Mono" fo:language="en" fo:country="US"/>
    </style:style>
    <style:style style:name="T3" style:family="text">
      <style:text-properties style:font-name="Andale Mono" fo:language="en" fo:country="US" fo:font-style="normal" style:font-style-asian="normal" style:font-style-complex="normal"/>
    </style:style>
    <style:style style:name="T4" style:family="text">
      <style:text-properties style:font-name="Andale Mono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Verdana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aktikum sesi 12<text:line-break/><text:line-break/><text:tab/>Subject :</text:p>
      <text:p text:style-name="P4"><text:tab/><text:tab/>- Composition</text:p>
      <text:p text:style-name="P4"><text:tab/><text:tab/>- Aggregation<text:line-break/></text:p>
      <text:p text:style-name="P4"><text:tab/>Objective :</text:p>
      <text:p text:style-name="P4"><text:tab/><text:tab/><text:span text:style-name="T6">o</text:span><text:span text:style-name="T11"> Memahami Method</text:span></text:p>
      <text:p text:style-name="P4"><text:span text:style-name="T11"><text:tab/><text:tab/></text:span><text:span text:style-name="T6">o</text:span><text:span text:style-name="T11"> Memahami Exception<text:line-break/></text:span><text:line-break/><text:line-break/>Tugas Praktikum Sesi 12<text:line-break/><text:line-break/><text:tab/><text:span text:style-name="T18">1. Buatlah sebuah superclass yang bernama Kendaraan, dimana kendaraan<text:line-break/><text:tab/> <text:s text:c="3"/>mempunyai : Roda, kemudi(stang), sadel, dan mempunyai action : <text:line-break/> <text:s text:c="11"/>jalankan, rem<text:line-break/><text:line-break/><text:tab/> <text:s text:c="3"/>a. Buatlah subclass Motor yang inherit superclass Kendaraan, dengan <text:line-break/> <text:s text:c="15"/>atribut jumlahroda=2, dan mempunyai method tambahan jumping.<text:line-break/></text:span></text:p>
      <text:p text:style-name="P5"><text:span text:style-name="T17"><text:tab/> <text:s text:c="3"/>b. Buatlah subclass Mobil yang inherit superclass Kendaraan, dengan <text:line-break/> <text:s text:c="3"/><text:tab/> <text:s text:c="7"/>attribute jumlahroda=4 dan mempunyai method tambahan mudur.<text:line-break/></text:span></text:p>
      <text:p text:style-name="P5"><text:span text:style-name="T17"><text:tab/>2. Buatlah class sederhana yang di dalamnya terkandung information hiding<text:line-break/> <text:s text:c="11"/>dan encapsulation!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2-04T23:02:14</meta:creation-date>
    <meta:document-statistic meta:table-count="0" meta:image-count="0" meta:object-count="0" meta:page-count="1" meta:paragraph-count="8" meta:word-count="85" meta:character-count="724"/>
    <dc:date>2011-12-05T00:16:49</dc:date>
    <dc:creator>izwan </dc:creator>
    <meta:editing-duration>PT00H54M41S</meta:editing-duration>
    <meta:editing-cycles>1</meta:editing-cycles>
    <meta:generator>OpenOffice.org/3.2$Linux OpenOffice.org_project/320m12$Build-9483</meta:generator>
  </office:meta>
</office:document-meta>
</file>